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1.8366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1.8689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1.1717in"/>
    </style:style>
    <style:style style:name="co16" style:family="table-column">
      <style:table-column-properties fo:break-before="auto" style:column-width="0.8181in"/>
    </style:style>
    <style:style style:name="co17" style:family="table-column">
      <style:table-column-properties fo:break-before="auto" style:column-width="1.1929in"/>
    </style:style>
    <style:style style:name="co18" style:family="table-column">
      <style:table-column-properties fo:break-before="auto" style:column-width="1.3217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QS_SITE_ID</text:p>
          </table:table-cell>
          <table:table-cell office:value-type="string">
            <text:p>POC</text:p>
          </table:table-cell>
          <table:table-cell office:value-type="string">
            <text:p>Daily Max 8-hour Ozone Concentration</text:p>
          </table:table-cell>
          <table:table-cell office:value-type="string">
            <text:p>UNITS</text:p>
          </table:table-cell>
          <table:table-cell office:value-type="string">
            <text:p>DAILY_AQI_VALUE</text:p>
          </table:table-cell>
          <table:table-cell office:value-type="string">
            <text:p>DAILY_OBS_COUNT</text:p>
          </table:table-cell>
          <table:table-cell office:value-type="string">
            <text:p>PERCENT_COMPLETE</text:p>
          </table:table-cell>
          <table:table-cell office:value-type="string">
            <text:p>AQS_PARAMETER_CODE</text:p>
          </table:table-cell>
          <table:table-cell office:value-type="string">
            <text:p>AQS_PARAMETER_DESC</text:p>
          </table:table-cell>
          <table:table-cell office:value-type="string">
            <text:p>CBSA_CODE</text:p>
          </table:table-cell>
          <table:table-cell office:value-type="string">
            <text:p>CBSA_NAME</text:p>
          </table:table-cell>
          <table:table-cell office:value-type="string">
            <text:p>STATE_CODE</text:p>
          </table:table-cell>
          <table:table-cell office:value-type="string">
            <text:p>STATE</text:p>
          </table:table-cell>
          <table:table-cell office:value-type="string">
            <text:p>COUNTY_CODE</text:p>
          </table:table-cell>
          <table:table-cell office:value-type="string">
            <text:p>COUNTY</text:p>
          </table:table-cell>
          <table:table-cell office:value-type="string">
            <text:p>SITE_LATITUDE</text:p>
          </table:table-cell>
          <table:table-cell office:value-type="string">
            <text:p>SITE_LONGITUDE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84">
            <text:p>0.084</text:p>
          </table:table-cell>
          <table:table-cell office:value-type="string">
            <text:p>ppm</text:p>
          </table:table-cell>
          <table:table-cell office:value-type="float" office:value="122">
            <text:p>1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ppm</text:p>
          </table:table-cell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98">
            <text:p>0.098</text:p>
          </table:table-cell>
          <table:table-cell office:value-type="string">
            <text:p>ppm</text:p>
          </table:table-cell>
          <table:table-cell office:value-type="float" office:value="156">
            <text:p>15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78">
            <text:p>0.078</text:p>
          </table:table-cell>
          <table:table-cell office:value-type="string">
            <text:p>ppm</text:p>
          </table:table-cell>
          <table:table-cell office:value-type="float" office:value="106">
            <text:p>106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86">
            <text:p>0.086</text:p>
          </table:table-cell>
          <table:table-cell office:value-type="string">
            <text:p>ppm</text:p>
          </table:table-cell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94">
            <text:p>0.094</text:p>
          </table:table-cell>
          <table:table-cell office:value-type="string">
            <text:p>ppm</text:p>
          </table:table-cell>
          <table:table-cell office:value-type="float" office:value="147">
            <text:p>147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87">
            <text:p>0.087</text:p>
          </table:table-cell>
          <table:table-cell office:value-type="string">
            <text:p>ppm</text:p>
          </table:table-cell>
          <table:table-cell office:value-type="float" office:value="129">
            <text:p>1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79">
            <text:p>0.079</text:p>
          </table:table-cell>
          <table:table-cell office:value-type="string">
            <text:p>ppm</text:p>
          </table:table-cell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89">
            <text:p>0.089</text:p>
          </table:table-cell>
          <table:table-cell office:value-type="string">
            <text:p>ppm</text:p>
          </table:table-cell>
          <table:table-cell office:value-type="float" office:value="135">
            <text:p>135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string">
            <text:p>ppm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82">
            <text:p>0.082</text:p>
          </table:table-cell>
          <table:table-cell office:value-type="string">
            <text:p>ppm</text:p>
          </table:table-cell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440030002">
            <text:p>440030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3">
            <text:p>3</text:p>
          </table:table-cell>
          <table:table-cell office:value-type="string">
            <text:p>Kent</text:p>
          </table:table-cell>
          <table:table-cell office:value-type="float" office:value="41.6152370009369">
            <text:p>41.6152370009</text:p>
          </table:table-cell>
          <table:table-cell office:value-type="float" office:value="-71.72">
            <text:p>-71.72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table:number-columns-repeated="2"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ppm</text:p>
          </table:table-cell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89">
            <text:p>0.089</text:p>
          </table:table-cell>
          <table:table-cell office:value-type="string">
            <text:p>ppm</text:p>
          </table:table-cell>
          <table:table-cell office:value-type="float" office:value="135">
            <text:p>1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82">
            <text:p>0.082</text:p>
          </table:table-cell>
          <table:table-cell office:value-type="string">
            <text:p>ppm</text:p>
          </table:table-cell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112">
            <text:p>0.112</text:p>
          </table:table-cell>
          <table:table-cell office:value-type="string">
            <text:p>ppm</text:p>
          </table:table-cell>
          <table:table-cell office:value-type="float" office:value="192">
            <text:p>19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table:number-columns-repeated="2"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string">
            <text:p>ppm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table:number-columns-repeated="2"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table:number-columns-repeated="2"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440071010">
            <text:p>44007101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7">
            <text:p>7</text:p>
          </table:table-cell>
          <table:table-cell office:value-type="string">
            <text:p>Providence</text:p>
          </table:table-cell>
          <table:table-cell office:value-type="float" office:value="41.8415730009377">
            <text:p>41.8415730009</text:p>
          </table:table-cell>
          <table:table-cell office:value-type="float" office:value="-71.36077">
            <text:p>-71.36077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string">
            <text:p>ppm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87">
            <text:p>0.087</text:p>
          </table:table-cell>
          <table:table-cell office:value-type="string">
            <text:p>ppm</text:p>
          </table:table-cell>
          <table:table-cell office:value-type="float" office:value="129">
            <text:p>1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83">
            <text:p>0.083</text:p>
          </table:table-cell>
          <table:table-cell office:value-type="string">
            <text:p>ppm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81">
            <text:p>0.081</text:p>
          </table:table-cell>
          <table:table-cell office:value-type="string">
            <text:p>ppm</text:p>
          </table:table-cell>
          <table:table-cell office:value-type="float" office:value="114">
            <text:p>1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85">
            <text:p>0.085</text:p>
          </table:table-cell>
          <table:table-cell office:value-type="string">
            <text:p>ppm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126">
            <text:p>0.126</text:p>
          </table:table-cell>
          <table:table-cell office:value-type="string">
            <text:p>ppm</text:p>
          </table:table-cell>
          <table:table-cell office:value-type="float" office:value="205">
            <text:p>20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85">
            <text:p>0.085</text:p>
          </table:table-cell>
          <table:table-cell office:value-type="string">
            <text:p>ppm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440090007">
            <text:p>44009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9300">
            <text:p>39300</text:p>
          </table:table-cell>
          <table:table-cell office:value-type="string">
            <text:p>Providence-Warwick, RI-MA</text:p>
          </table:table-cell>
          <table:table-cell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9">
            <text:p>9</text:p>
          </table:table-cell>
          <table:table-cell office:value-type="string">
            <text:p>Washington</text:p>
          </table:table-cell>
          <table:table-cell office:value-type="float" office:value="41.4951100009364">
            <text:p>41.4951100009</text:p>
          </table:table-cell>
          <table:table-cell office:value-type="float" office:value="-71.423705">
            <text:p>-71.423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72" meta:object-count="0"/>
    <meta:generator>LibreOffice/3.5$Linux_X86_64 LibreOffice_project/350m1$Build-2</meta:generator>
  </office:meta>
</office:document-meta>
</file>